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3.634cm"/>
    </style:style>
    <style:style style:name="co5" style:family="table-column">
      <style:table-column-properties fo:break-before="auto" style:column-width="4.38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table table:name="pass@1" table:style-name="ta1" table:print="false"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2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38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4750</text:p>
          </table:table-cell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s@5" table:style-name="ta1" table:print="false"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51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6375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31.01.2025</text:date>, <text:time>15:49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1:26:12.46</meta:creation-date>
    <dc:date>2025-01-31T15:49:04.44</dc:date>
    <dc:creator>W. Pahl</dc:creator>
    <meta:editing-duration>PT1H23M53S</meta:editing-duration>
    <meta:editing-cycles>18</meta:editing-cycles>
    <meta:generator>OpenOffice/4.1.15$Win32 OpenOffice.org_project/4115m2$Build-9813</meta:generator>
    <meta:document-statistic meta:table-count="2" meta:cell-count="668" meta:object-count="0"/>
  </office:meta>
</office:document-meta>
</file>